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Heading_20_1">
      <style:text-properties officeooo:rsid="001deb6a" officeooo:paragraph-rsid="001deb6a"/>
    </style:style>
    <style:style style:name="P4" style:family="paragraph" style:parent-style-name="Heading_20_1" style:master-page-name="First_20_Page">
      <style:paragraph-properties style:page-number="auto"/>
      <style:text-properties officeooo:rsid="001f6ef2" officeooo:paragraph-rsid="001f6ef2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officeooo:rsid="001f347a"/>
    </style:style>
    <style:style style:name="T4" style:family="text">
      <style:text-properties officeooo:rsid="001f6ef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350622028" text:style-name="Outline">
        <text:list-item>
          <text:h text:style-name="P4" text:outline-level="1">Aplicacion</text:h>
        </text:list-item>
        <text:list-item>
          <text:h text:style-name="P3" text:outline-level="1">Flutter Beta <text:span text:style-name="T3">1.7</text:span></text:h>
        </text:list-item>
      </text:list>
      <text:p text:style-name="Standard"/>
      <text:p text:style-name="Standard">Objetivo:</text:p>
      <text:p text:style-name="Standard"/>
      <text:p text:style-name="Standard">F.Creación: <text:span text:style-name="T4">24-8-2019</text:span></text:p>
      <text:p text:style-name="Standard"/>
      <text:p text:style-name="P1">Programa:</text:p>
      <text:p text:style-name="P1"/>
      <text:p text:style-name="P1">Fuente:<text:a xlink:type="simple" xlink:href="https://www.youtube.com/watch?v=QDsKsrI-S5w&amp;list=PLtp7ENz9bQMR9swg8mB3Pr4fqOI5RFxiU" text:style-name="Internet_20_link" text:visited-style-name="Visited_20_Internet_20_Link">https://www.youtube.com/watch?v=QDsKsrI-S5w&amp;list=PLtp7ENz9bQMR9swg8mB3Pr4fqOI5RFxiU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3</text:page-number><text:span text:style-name="MT2"><text:s/>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3</meta:editing-cycles>
    <meta:creation-date>2019-08-24T21:42:43.314036092</meta:creation-date>
    <meta:editing-duration>PT55S</meta:editing-duration>
    <meta:generator>LibreOffice/6.2.4.2$MacOSX_X86_64 LibreOffice_project/2412653d852ce75f65fbfa83fb7e7b669a126d64</meta:generator>
    <dc:date>2019-08-24T21:43:32.290282271</dc:date>
    <meta:document-statistic meta:table-count="0" meta:image-count="0" meta:object-count="0" meta:page-count="2" meta:paragraph-count="9" meta:word-count="17" meta:character-count="216" meta:non-whitespace-character-count="20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